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8.712cm"/>
    </style:style>
    <style:style style:name="co16" style:family="table-column">
      <style:table-column-properties fo:break-before="auto" style:column-width="8.241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style:style style:name="ce167" style:family="table-cell" style:parent-style-name="Default">
      <style:text-properties style:font-name="Monotype.com" fo:font-size="8pt" style:font-size-asian="8pt" style:font-size-complex="8pt"/>
    </style:style>
    <style:style style:name="ce168"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0"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2"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5"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6"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79"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0"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5"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7"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8"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1.1">
            <text:p>1,1 sec</text:p>
          </table:table-cell>
          <table:table-cell table:style-name="ce161" table:formula="of:=TESTSTAT(&quot;count&quot;; [.B46])" office:value-type="float" office:value="2095">
            <text:p>2095</text:p>
          </table:table-cell>
          <table:table-cell table:style-name="ce163" table:formula="of:=[.E46]/[.D46]" office:value-type="float" office:value="1904.54545454545">
            <text:p>1904,5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5 1397">
            <text:p>test_Parser(multiplicity): 1,5 1397</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5">
            <text:p>1,5 sec</text:p>
          </table:table-cell>
          <table:table-cell table:style-name="ce161" table:formula="of:=TESTSTAT(&quot;count&quot;; [.B47])" office:value-type="float" office:value="1397">
            <text:p>1397</text:p>
          </table:table-cell>
          <table:table-cell table:style-name="ce163" table:formula="of:=[.E47]/[.D47]" office:value-type="float" office:value="931.333333333333">
            <text:p>931,3 a/sec</text:p>
          </table:table-cell>
          <table:table-cell table:number-columns-repeated="4"/>
        </table:table-row>
        <table:table-row table:style-name="ro6">
          <table:table-cell/>
          <table:table-cell table:formula="of:=TEST_PARSER(&quot;basic&quot;)" office:value-type="string" office:string-value="test_Parser(basic): 2,1 3205">
            <text:p>test_Parser(basic): 2,1 3205</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3205">
            <text:p>3205</text:p>
          </table:table-cell>
          <table:table-cell table:style-name="ce163" table:formula="of:=[.E48]/[.D48]" office:value-type="float" office:value="1526.19047619048">
            <text:p>1526,2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6 2948">
            <text:p>test_Parser(numbers): 2,6 2948</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6">
            <text:p>2,6 sec</text:p>
          </table:table-cell>
          <table:table-cell table:style-name="ce161" table:formula="of:=TESTSTAT(&quot;count&quot;; [.B50])" office:value-type="float" office:value="2948">
            <text:p>2948</text:p>
          </table:table-cell>
          <table:table-cell table:style-name="ce163" table:formula="of:=[.E50]/[.D50]" office:value-type="float" office:value="1133.84615384615">
            <text:p>1133,8 a/sec</text:p>
          </table:table-cell>
          <table:table-cell table:number-columns-repeated="4"/>
        </table:table-row>
        <table:table-row table:style-name="ro6">
          <table:table-cell/>
          <table:table-cell table:formula="of:=TEST_PARSER(&quot;types&quot;)" office:value-type="string" office:string-value="test_Parser(types): 5,5 11062">
            <text:p>test_Parser(types): 5,5 11062</text:p>
          </table:table-cell>
          <table:table-cell table:formula="of:=TESTSTAT(&quot;name&quot;; [.B51])" office:value-type="string" office:string-value="test_Parser(types):">
            <text:p>test_Parser(types):</text:p>
          </table:table-cell>
          <table:table-cell table:style-name="ce159" table:formula="of:=TESTSTAT(&quot;time&quot;; [.B51])" office:value-type="float" office:value="5.5">
            <text:p>5,5 sec</text:p>
          </table:table-cell>
          <table:table-cell table:style-name="ce161" table:formula="of:=TESTSTAT(&quot;count&quot;; [.B51])" office:value-type="float" office:value="11062">
            <text:p>11062</text:p>
          </table:table-cell>
          <table:table-cell table:style-name="ce163" table:formula="of:=[.E51]/[.D51]" office:value-type="float" office:value="2011.27272727273">
            <text:p>2011,3 a/sec</text:p>
          </table:table-cell>
          <table:table-cell table:number-columns-repeated="4"/>
        </table:table-row>
        <table:table-row table:style-name="ro6">
          <table:table-cell table:number-columns-repeated="3"/>
          <table:table-cell table:style-name="ce160" table:formula="of:=SUM([.D46:.D51])" office:value-type="float" office:value="13.5">
            <text:p>13,5 sec</text:p>
          </table:table-cell>
          <table:table-cell table:style-name="ce162" table:formula="of:=SUM([.E46:.E51])" office:value-type="float" office:value="21178">
            <text:p>21178</text:p>
          </table:table-cell>
          <table:table-cell table:style-name="ce164" table:formula="of:=[.E52]/[.D52]" office:value-type="float" office:value="1568.74074074074">
            <text:p>1568,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2,1 21173">
            <text:p>test_Parser(all): 12,1 21173</text:p>
          </table:table-cell>
          <table:table-cell table:formula="of:=TESTSTAT(&quot;name&quot;; [.B54])" office:value-type="string" office:string-value="test_Parser(all):">
            <text:p>test_Parser(all):</text:p>
          </table:table-cell>
          <table:table-cell table:style-name="ce159" table:formula="of:=TESTSTAT(&quot;time&quot;; [.B54])" office:value-type="float" office:value="12.1">
            <text:p>12,1 sec</text:p>
          </table:table-cell>
          <table:table-cell table:style-name="ce161" table:formula="of:=TESTSTAT(&quot;count&quot;; [.B54])" office:value-type="float" office:value="21173">
            <text:p>21173</text:p>
          </table:table-cell>
          <table:table-cell table:style-name="ce163" table:formula="of:=[.E54]/[.D54]" office:value-type="float" office:value="1749.8347107438">
            <text:p>1749,8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swap cons []) ((mkASN '(. . .)' Empty) a0))?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swap cons []) ((mkASN '(. . .)' Empty) a0))? &gt;&gt;= return ° (mkDtMult '(?):(. . .)')&#13;&#10;       return [a0, a1, a2, a3]&#13;&#10;      ) &gt;&gt;= return ° (mkDtNonterminal 'T')&#13;&#10;F ::= (C &gt;&gt;= return ° (swap cons [])) | (I &gt;&gt;= return ° (swap cons [])) | (N &gt;&gt;= return ° (swap cons []))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Mult '(+):(..|..)') &gt;&gt;= return ° \a0.(mkDtNonterminal 'I') ((swap cons []) a0)&#13;&#10;C ::= ((str '0') &gt;&gt;= return ° mkDtTerminal) | ((str '1') &gt;&gt;= return ° mkDtTerminal) &gt;&gt;= return ° \a0.(mkDtNonterminal 'C') ((swap cons []) a0)&#13;&#10;W ::= ((str ' ') &gt;&gt;= return ° mkDtTerminal) | ((str '\t') &gt;&gt;= return ° mkDtTerminal) &gt;&gt;= return ° \a0.(mkDtNonterminal 'W') ((swap cons []) 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swap cons []) ((mkASN '(. . .)' Empty) a0))?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swap cons []) ((mkASN '(. . .)' Empty) a0))? &gt;&gt;= return ° (mkDtMult '(?):(. . .)')<text:line-break/> <text:s text:c="6"/>return [a0, a1, a2, a3]<text:line-break/> <text:s text:c="5"/>) &gt;&gt;= return ° (mkDtNonterminal 'T')<text:line-break/>F ::= (C &gt;&gt;= return ° (swap cons [])) | (I &gt;&gt;= return ° (swap cons [])) | (N &gt;&gt;= return ° (swap cons []))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Mult '(+):(..|..)') &gt;&gt;= return ° \a0.(mkDtNonterminal 'I') ((swap cons []) a0)<text:line-break/>C ::= ((str '0') &gt;&gt;= return ° mkDtTerminal) | ((str '1') &gt;&gt;= return ° mkDtTerminal) &gt;&gt;= return ° \a0.(mkDtNonterminal 'C') ((swap cons []) a0)<text:line-break/>W ::= ((str ' ') &gt;&gt;= return ° mkDtTerminal) | ((str '\t') &gt;&gt;= return ° mkDtTerminal) &gt;&gt;= return ° \a0.(mkDtNonterminal 'W') ((swap cons []) 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7"/>
        <table:table-column table:style-name="co15" table:default-cell-style-name="ce167"/>
        <table:table-column table:style-name="co16" table:default-cell-style-name="ce167"/>
        <table:table-column table:style-name="co17" table:default-cell-style-name="ce179"/>
        <table:table-column table:style-name="co17" table:default-cell-style-name="ce183"/>
        <table:table-column table:style-name="co18" table:default-cell-style-name="ce167"/>
        <table:table-column table:style-name="co5" table:number-columns-repeated="1018" table:default-cell-style-name="ce167"/>
        <table:table-row table:style-name="ro14">
          <table:table-cell table:number-columns-repeated="2"/>
          <table:table-cell table:style-name="ce171" table:number-columns-repeated="2"/>
          <table:table-cell table:style-name="ce180"/>
          <table:table-cell table:style-name="ce171"/>
          <table:table-cell table:number-columns-repeated="1018"/>
        </table:table-row>
        <table:table-row table:style-name="ro6">
          <table:table-cell/>
          <table:table-cell table:style-name="ce168" office:value-type="string" table:number-columns-spanned="1" table:number-rows-spanned="16">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6"/>Atom <text:s/>::= "(" Alt ")"</text:p>
            <text:p><text:s text:c="14"/>| Nonterminal</text:p>
            <text:p><text:s text:c="14"/>| Terminal</text:p>
            <text:p><text:s text:c="14"/>| CClass</text:p>
            <text:p><text:span text:style-name="T2">Nonterminal ::= Ident</text:span></text:p>
            <text:p><text:span text:style-name="T2"><text:s text:c="3"/></text:span><text:span text:style-name="T2">Terminal ::= ["] (escQ | [-"\\])+ ["]</text:span></text:p>
            <text:p><text:span text:style-name="T2"><text:s text:c="5"/></text:span><text:span text:style-name="T2">CClass ::= …</text:span></text:p>
            <text:p><text:span text:style-name="T2"/></text:p>
          </table:table-cell>
          <table:table-cell table:style-name="ce172" table:formula="of:=DERIVATIONTREE_PRSGRAMMAR([.B18]; SUM([.D2:.D17]))" table:number-columns-spanned="1" table:number-rows-spanned="17">
            <text:p/>
          </table:table-cell>
          <table:table-cell table:style-name="ce175" table:formula="of:=[.E2]*[.F2]" office:value-type="float" office:value="1">
            <text:p>1</text:p>
          </table:table-cell>
          <table:table-cell table:style-name="ce181" office:value-type="string">
            <text:p>1</text:p>
          </table:table-cell>
          <table:table-cell table:style-name="ce185"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69"/>
          <table:covered-table-cell table:style-name="ce173"/>
          <table:table-cell table:style-name="ce176" table:formula="of:=[.E3]*[.F3]" office:value-type="float" office:value="2">
            <text:p>2</text:p>
          </table:table-cell>
          <table:table-cell table:style-name="ce182" office:value-type="string">
            <text:p>1</text:p>
          </table:table-cell>
          <table:table-cell table:style-name="ce186"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69"/>
          <table:covered-table-cell table:style-name="ce173"/>
          <table:table-cell table:style-name="ce176" table:formula="of:=[.E4]*[.F4]" office:value-type="float" office:value="4">
            <text:p>4</text:p>
          </table:table-cell>
          <table:table-cell table:style-name="ce182" office:value-type="string">
            <text:p>1</text:p>
          </table:table-cell>
          <table:table-cell table:style-name="ce186"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69"/>
          <table:covered-table-cell table:style-name="ce173"/>
          <table:table-cell table:style-name="ce176" table:formula="of:=[.E5]*[.F5]" office:value-type="float" office:value="8">
            <text:p>8</text:p>
          </table:table-cell>
          <table:table-cell table:style-name="ce182" office:value-type="string">
            <text:p>1</text:p>
          </table:table-cell>
          <table:table-cell table:style-name="ce186"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69"/>
          <table:covered-table-cell table:style-name="ce173"/>
          <table:table-cell table:style-name="ce176" table:formula="of:=[.E6]*[.F6]" office:value-type="float" office:value="16">
            <text:p>16</text:p>
          </table:table-cell>
          <table:table-cell table:style-name="ce182" office:value-type="string">
            <text:p>1</text:p>
          </table:table-cell>
          <table:table-cell table:style-name="ce186"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15">
          <table:table-cell/>
          <table:table-cell table:style-name="ce170" office:value-type="string">
            <text:p><text:s text:c="5"/>_S ::= _Grammar </text:p>
            <text:p/>
            <text:p><text:s text:c="4"/>_ws ::= " " | "\t"</text:p>
            <text:p><text:s text:c="4"/></text:p>
          </table:table-cell>
          <table:covered-table-cell table:style-name="ce174"/>
          <table:table-cell table:style-name="ce178"/>
          <table:table-cell table:style-name="ce184"/>
          <table:table-cell table:style-name="ce188"/>
          <table:table-cell table:number-columns-repeated="1018"/>
        </table:table-row>
        <table:table-row table:style-name="ro14" table:number-rows-repeated="1048557">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16:02: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1T16:02:04.70</dc:date>
    <meta:editing-duration>P153DT16H45M6S</meta:editing-duration>
    <meta:editing-cycles>574</meta:editing-cycles>
    <meta:generator>OpenOffice/4.1.2$Win32 OpenOffice.org_project/412m3$Build-9782</meta:generator>
    <meta:document-statistic meta:table-count="11" meta:cell-count="7733"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R),  "\n") ' TODO: fix toString \r vs \n
			t = Join(Split(t, LF),  "\r") ' TODO: fix toString \r vs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zeroOrOne: " &amp; applyP_zeroOrOne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_
					&amp; toString(p.tp) _
					&amp; NL &amp; toString(p) _
				)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result = pSeq(Array( _
					pSkip(pStr(DQ)), _
					pBind(pMany1( _
						pChoice( _
							pGrmEscQ, _
							pSat( ite(neq(DQ), neq("\"), fstArg(False)) )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sCR As String, sLF As String
	sCR = "\n" ' TODO: fix toString \r vs \n
	sLF = "\r" ' TODO: fix toString \r vs \n
	
	Dim CRLF As String,  LFCR As String
	Dim sCRLF As String, sLFCR As String
	CRLF = CR &amp; LF : sCRLF = sCR &amp; sLF
	LFCR = LF &amp; CR : sLFCR = sLF &amp; sCR
	
	assert_parses(p, CR,		sCR, 2).x
	assert_parses(p, LF, 		sLF, 2).x
	assert_parses(p, CR &amp; " ",	sCR, 2).x
	assert_parses(p, LF &amp; " ",	sLF, 2).x
	assert_parses(p, CR &amp; CR,	sCR, 2).x ' consumes only one!
	assert_parses(p, LF &amp; LF,	sLF, 2).x

	assert_parses(p, CRLF, 		sCR &amp; sLF, 3).x ' consumes both!
	assert_parses(p, LFCR, 		sLF &amp; sCR, 3).x
	assert_parses(p, CRLF &amp; " ",	sCR &amp; sLF, 3).x
	assert_parses(p, LFCR &amp; " ",	sLF &amp; sCR, 3).x
	
	assert_parses(p, CRLF &amp; CR, sCRLF, 3).x ' consumes only first two!
	assert_parses(p, CRLF &amp; LF, sCRLF, 3).x
	assert_parses(p, LFCR &amp; CR, sLFCR, 3).x
	assert_parses(p, LFCR &amp; LF, sLFCR, 3).x
	
	p = pMany(p)
	' all the following yield exactly two strings:
	assert_parses(p, CR &amp; CR,			List(sCR, sCR),		3).x
	assert_parses(p, LF &amp; LF,			List(sLF, sLF),		3).x
	assert_parses(p, CR &amp; CRLF,			List(sCR, sCRLF),	4).x
	assert_parses(p, LF &amp; LFCR,			List(sLF, sLFCR),	4).x
	assert_parses(p, CRLF &amp; CR,			List(sCRLF, sCR),	4).x
	assert_parses(p, CRLF &amp; LF,			List(sCRLF, sLF),	4).x
	assert_parses(p, LFCR &amp; CR,			List(sLFCR, sCR),	4).x
	assert_parses(p, LFCR &amp; LF,			List(sLFCR, sLF),	4).x
	assert_parses(p, CRLF &amp; CRLF,		List(sCRLF, sCRLF),	5).x
	assert_parses(p, CRLF &amp; LFCR,		List(sCRLF, sLFCR),	5).x
	assert_parses(p, LFCR &amp; CRLF,		List(sLFCR, sCRLF),	5).x
	assert_parses(p, LFCR &amp; LFCR,		List(sLFCR, sLFCR),	5).x
	' again with an additional non-CR, non-LF character suffix:
	assert_parses(p, CR &amp; CR &amp; " ",		List(sCR, sCR),		3).x
	assert_parses(p, LF &amp; LF &amp; " ",		List(sLF, sLF),		3).x
	assert_parses(p, CR &amp; CRLF &amp; " ",	List(sCR, sCRLF),	4).x
	assert_parses(p, LF &amp; LFCR &amp; " ",	List(sLF, sLFCR),	4).x
	assert_parses(p, CRLF &amp; CR &amp; " ",	List(sCRLF, sCR),	4).x
	assert_parses(p, CRLF &amp; LF &amp; " ",	List(sCRLF, sLF),	4).x
	assert_parses(p, LFCR &amp; CR &amp; " ",	List(sLFCR, sCR),	4).x
	assert_parses(p, LFCR &amp; LF &amp; " ",	List(sLFCR, sLF),	4).x
	assert_parses(p, CRLF &amp; CRLF &amp; " ",	List(sCRLF, sCRLF),	5).x
	assert_parses(p, CRLF &amp; LFCR &amp; " ",	List(sCRLF, sLFCR),	5).x
	assert_parses(p, LFCR &amp; CRLF &amp; " ",	List(sLFCR, sCRLF),	5).x
	assert_parses(p, LFCR &amp; LFCR &amp; " ",	List(sLFCR, s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x
	dim a as Variant

	assert_parses(p, _dq("\\"),     "\",   5).x
	assert_parses(p, _dq("\" &amp; DQ), DQ,    5).x
	assert_parses(p, _dq("\t"),		TAB,   5).x
	assert_parses(p, _dq("\r"),		CR,    5).x
	assert_parses(p, _dq("\n"),		LF,    5).x
	assert_parses(p, _dq("\r\n"),	CR &amp; LF, 7).x
	assert_parses(p, _dq("\n\r"),	LF &amp; CR, 7).x
	
	assert_parses(p, _dq(" "), " ", 4).x
	assert_parses(p, _dq(TAB), TAB, 4).x
	assert_parses(p, _dq("a"), "a", 4).x
	assert_parses(p, _dq("b"), "b", 4).x
	assert_parses(p, _dq("c"), "c", 4).x
	assert_parses(p, _dq("z"), "z", 4).x

	assert_parses(p, DQ &amp; CR  &amp; DQ, CR,  4).x
	assert_parses(p, DQ &amp; LF  &amp; DQ, LF,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